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32764*"/>
    </style:style>
    <style:style style:name="Таблица2.B" style:family="table-column">
      <style:table-column-properties style:rel-column-width="32771*"/>
    </style:style>
    <style:style style:name="Таблица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fo:language="en" fo:country="GB" style:font-name-asian="Times New Roman" style:font-size-asian="14pt" style:font-name-complex="Times New Roman" style:font-size-complex="14pt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fo:font-weight="bold" style:font-name-asian="Times New Roman" style:font-weight-asian="bold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font-size="14pt" style:font-name-asian="Times New Roman" style:font-size-asian="14pt" style:font-name-complex="Times New Roman" style:font-size-complex="14pt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9cm" draw:z-index="0"><draw:image xlink:href="../../odt_eng/images/0097.png" xlink:type="simple" xlink:show="embed" xlink:actuate="onLoad"/></draw:frame></text:span></text:span></text:p>
          </table:table-cell>
          <table:table-cell table:style-name="Таблица1.B1" office:value-type="string">
            <text:h text:style-name="P7" text:outline-level="1">Normally closed controllable key type 3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5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51cm" svg:height="2.2cm" draw:z-index="0"><draw:image xlink:href="../../odt_eng/images/0097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5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5">vectorized</text:span></text:span><text:span text:style-name="Основной_20_шрифт_20_абзаца"><text:span text:style-name="T3"> and implements the function of controllable key as per the algorithm: </text:span></text:span></text:p>
            <text:p text:style-name="P6"><draw:frame draw:style-name="fr4" draw:name="Object3" text:anchor-type="as-char" svg:width="7.107cm" svg:height="2.685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4" draw:name="Object1" text:anchor-type="as-char" svg:width="2.466cm" svg:height="0.621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3"> are for unit input signals (or vectors of signals),</text:span></text:span><text:span text:style-name="Основной_20_шрифт_20_абзаца"><text:span text:style-name="T3"><draw:frame draw:style-name="fr4" draw:name="Object2" text:anchor-type="as-char" svg:width="2.512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3">are for unit output signals (or vectors of signals).</text:span></text:span></text:p>
            <text:p text:style-name="Text_20_body"><text:span text:style-name="Основной_20_шрифт_20_абзаца"><text:span text:style-name="T3">Control signal enters the unit </text:span></text:span><text:span text:style-name="Основной_20_шрифт_20_абзаца"><text:span text:style-name="T5">from the top</text:span></text:span><text:span text:style-name="Основной_20_шрифт_20_абзаца"><text:span text:style-name="T3">. In the process of calculation the image of the unit changes depending on the availability of a control signal: the key i</text:span></text:span><text:span text:style-name="Основной_20_шрифт_20_абзаца"><text:span text:style-name="T3">s normally </text:span></text:span><text:span text:style-name="Основной_20_шрифт_20_абзаца"><text:span text:style-name="T5">closed</text:span></text:span><text:span text:style-name="Основной_20_шрифт_20_абзаца"><text:span text:style-name="T3">, when a control signal is delivered the key is </text:span></text:span><text:span text:style-name="Основной_20_шрифт_20_абзаца"><text:span text:style-name="T5">open</text:span></text:span><text:span text:style-name="Основной_20_шрифт_20_абзаца"><text:span text:style-name="T3">:</text:span>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3"><text:span text:style-name="Основной_20_шрифт_20_абзаца"><text:span text:style-name="T6"><draw:frame draw:style-name="fr3" draw:name="Графический объект3" text:anchor-type="as-char" svg:width="6.77cm" svg:height="2.799cm" draw:z-index="0"><draw:image xlink:href="../../odt_eng/images/0097_signals_0.png" xlink:type="simple" xlink:show="embed" xlink:actuate="onLoad"/></draw:frame></text:span></text:span></text:p>
                </table:table-cell>
                <table:table-cell table:style-name="Таблица2.A1" office:value-type="string">
                  <text:p text:style-name="P3"><text:span text:style-name="Основной_20_шрифт_20_абзаца"><text:span text:style-name="T6"><draw:frame draw:style-name="fr2" draw:name="Графический объект4" text:anchor-type="as-char" svg:width="6.75cm" svg:height="2.78cm" draw:z-index="0"><draw:image xlink:href="../../odt_eng/images/0097_signals_1.png" xlink:type="simple" xlink:show="embed" xlink:actuate="onLoad"/></draw:frame></text:span></text:span></text:p>
                </table:table-cell>
              </table:table-row>
              <table:table-row>
                <table:table-cell table:style-name="Таблица2.A1" office:value-type="string">
                  <text:p text:style-name="P4">Control = 0</text:p>
                </table:table-cell>
                <table:table-cell table:style-name="Таблица2.A1" office:value-type="string">
                  <text:p text:style-name="P4">Control = 1</text:p>
                </table:table-cell>
              </table:table-row>
            </table:table>
            <text:p text:style-name="Text_20_body"><text:span text:style-name="Основной_20_шрифт_20_абзаца"><text:span text:style-name="T2">The unit is a submodel (assembly). For checking the algorithm structure one shall press “Actions” </text:span></text:span><text:span text:style-name="Основной_20_шрифт_20_абзаца"><text:span text:style-name="T3">→ “Enter the submodel” with the right button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3">: any properties are not required for operation of the uni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 управляемый нормально замкнутый тип 3</dc:title>
    <meta:creation-date>2012-01-25T10:59:00</meta:creation-date>
    <dc:date>2012-03-05T18:31:44</dc:date>
    <meta:editing-cycles>37</meta:editing-cycles>
    <meta:editing-duration>PT1H52M3S</meta:editing-duration>
    <dc:creator>Александр </dc:creator>
    <meta:document-statistic meta:table-count="2" meta:image-count="4" meta:object-count="3" meta:page-count="1" meta:paragraph-count="15" meta:word-count="126" meta:character-count="738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97.odt/Normal.dotm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if</mi>
                          <mi/>
                          <mi mathvariant="italic">Control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if</mi>
                          <mi/>
                          <mi mathvariant="italic">Control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n>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if</mi>
                          <mi/>
                          <mi mathvariant="italic">Control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if</mi>
                          <mi/>
                          <mi mathvariant="italic">Control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x_1(t),    ~ if ~ Control(t) = 0; #
alignl 0, ~ if ~ Control(t) = 1;}  right none
newline
y_2(t) = left lbrace stack{
alignl x_2(t),    ~ if ~ Control(t) = 0; #
alignl 0, ~ if ~ Control(t) = 1;}  right none
</annotation>
  </semantics>
</math>
</file>

<file path=Object 2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3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sub>
        <mi>y</mi>
        <mn>2</mn>
      </msub>
      <mrow>
        <mo stretchy="false">(</mo>
        <mrow>
          <mi>t</mi>
        </mrow>
        <mo stretchy="false">)</mo>
      </mrow>
    </mrow>
    <annotation encoding="StarMath 5.0">y_1(t), y_2(t)</annotation>
  </semantics>
</math>
</file>